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13215" officeooo:paragraph-rsid="00013215" style:font-weight-asian="bold" style:font-weight-complex="bold"/>
    </style:style>
    <style:style style:name="P2" style:family="paragraph" style:parent-style-name="Standard">
      <style:text-properties fo:font-weight="bold" officeooo:rsid="0002e3d1" officeooo:paragraph-rsid="0002e3d1" style:font-weight-asian="bold" style:font-weight-complex="bold"/>
    </style:style>
    <style:style style:name="P3" style:family="paragraph" style:parent-style-name="Standard">
      <style:text-properties fo:font-weight="bold" officeooo:rsid="0002e3d1" officeooo:paragraph-rsid="0003540e" style:font-weight-asian="bold" style:font-weight-complex="bold"/>
    </style:style>
    <style:style style:name="P4" style:family="paragraph" style:parent-style-name="Standard" style:list-style-name="L1">
      <style:text-properties fo:font-weight="bold" officeooo:rsid="0002e3d1" officeooo:paragraph-rsid="0003540e" style:font-weight-asian="bold" style:font-weight-complex="bold"/>
    </style:style>
    <style:style style:name="P5" style:family="paragraph" style:parent-style-name="Standard" style:list-style-name="L1">
      <style:text-properties fo:font-weight="bold" officeooo:rsid="0002e3d1" officeooo:paragraph-rsid="0003f510" style:font-weight-asian="bold" style:font-weight-complex="bold"/>
    </style:style>
    <style:style style:name="P6" style:family="paragraph" style:parent-style-name="Standard">
      <style:text-properties fo:font-weight="bold" officeooo:rsid="0002e3d1" officeooo:paragraph-rsid="0003f510" style:font-weight-asian="bold" style:font-weight-complex="bold"/>
    </style:style>
    <style:style style:name="P7" style:family="paragraph" style:parent-style-name="Standard">
      <style:text-properties fo:font-weight="bold" officeooo:rsid="0003540e" officeooo:paragraph-rsid="0003540e" style:font-weight-asian="bold" style:font-weight-complex="bold"/>
    </style:style>
    <style:style style:name="P8" style:family="paragraph" style:parent-style-name="Standard">
      <style:text-properties fo:font-weight="bold" officeooo:rsid="0003540e" officeooo:paragraph-rsid="0003f510" style:font-weight-asian="bold" style:font-weight-complex="bold"/>
    </style:style>
    <style:style style:name="P9" style:family="paragraph" style:parent-style-name="Standard" style:list-style-name="L1">
      <style:text-properties fo:font-weight="bold" officeooo:rsid="0003f510" officeooo:paragraph-rsid="0003f510" style:font-weight-asian="bold" style:font-weight-complex="bold"/>
    </style:style>
    <style:style style:name="P10" style:family="paragraph" style:parent-style-name="Standard">
      <style:text-properties fo:font-weight="bold" officeooo:rsid="00054d32" officeooo:paragraph-rsid="00054d32" style:font-weight-asian="bold" style:font-weight-complex="bold"/>
    </style:style>
    <style:style style:name="P11" style:family="paragraph" style:parent-style-name="Standard" style:list-style-name="L1">
      <style:text-properties fo:font-weight="bold" officeooo:rsid="00054d32" officeooo:paragraph-rsid="00054d32" style:font-weight-asian="bold" style:font-weight-complex="bold"/>
    </style:style>
    <style:style style:name="P12" style:family="paragraph" style:parent-style-name="Standard" style:list-style-name="L1">
      <style:text-properties fo:font-weight="bold" officeooo:rsid="00054d32" officeooo:paragraph-rsid="0007eda0" style:font-weight-asian="bold" style:font-weight-complex="bold"/>
    </style:style>
    <style:style style:name="P13" style:family="paragraph" style:parent-style-name="Standard" style:list-style-name="L1">
      <style:text-properties fo:font-weight="bold" officeooo:rsid="00054d32" officeooo:paragraph-rsid="0008a276" style:font-weight-asian="bold" style:font-weight-complex="bold"/>
    </style:style>
    <style:style style:name="P14" style:family="paragraph" style:parent-style-name="Standard" style:list-style-name="L1">
      <style:text-properties fo:font-weight="bold" officeooo:rsid="00054d32" officeooo:paragraph-rsid="000ae657" style:font-weight-asian="bold" style:font-weight-complex="bold"/>
    </style:style>
    <style:style style:name="P15" style:family="paragraph" style:parent-style-name="Standard" style:list-style-name="L1">
      <style:text-properties fo:font-weight="bold" officeooo:rsid="00054d32" officeooo:paragraph-rsid="000c2bd5" style:font-weight-asian="bold" style:font-weight-complex="bold"/>
    </style:style>
    <style:style style:name="P16" style:family="paragraph" style:parent-style-name="Standard" style:list-style-name="L1">
      <style:text-properties fo:font-weight="bold" officeooo:rsid="00054d32" officeooo:paragraph-rsid="000da0f4" style:font-weight-asian="bold" style:font-weight-complex="bold"/>
    </style:style>
    <style:style style:name="P17" style:family="paragraph" style:parent-style-name="Standard">
      <style:text-properties fo:font-weight="bold" officeooo:rsid="00054d32" officeooo:paragraph-rsid="0007eda0" style:font-weight-asian="bold" style:font-weight-complex="bold"/>
    </style:style>
    <style:style style:name="P18" style:family="paragraph" style:parent-style-name="Standard">
      <style:text-properties fo:font-weight="bold" officeooo:rsid="00054d32" officeooo:paragraph-rsid="0008a276" style:font-weight-asian="bold" style:font-weight-complex="bold"/>
    </style:style>
    <style:style style:name="P19" style:family="paragraph" style:parent-style-name="Standard">
      <style:text-properties fo:font-weight="bold" officeooo:rsid="00054d32" officeooo:paragraph-rsid="000a4cae" style:font-weight-asian="bold" style:font-weight-complex="bold"/>
    </style:style>
    <style:style style:name="P20" style:family="paragraph" style:parent-style-name="Standard">
      <style:text-properties fo:font-weight="bold" officeooo:rsid="00054d32" officeooo:paragraph-rsid="000ae657" style:font-weight-asian="bold" style:font-weight-complex="bold"/>
    </style:style>
    <style:style style:name="P21" style:family="paragraph" style:parent-style-name="Standard">
      <style:text-properties fo:font-weight="bold" officeooo:rsid="00054d32" officeooo:paragraph-rsid="000be4cb" style:font-weight-asian="bold" style:font-weight-complex="bold"/>
    </style:style>
    <style:style style:name="P22" style:family="paragraph" style:parent-style-name="Standard">
      <style:text-properties fo:font-weight="bold" officeooo:rsid="00054d32" officeooo:paragraph-rsid="000c2bd5" style:font-weight-asian="bold" style:font-weight-complex="bold"/>
    </style:style>
    <style:style style:name="P23" style:family="paragraph" style:parent-style-name="Standard">
      <style:text-properties fo:font-weight="bold" officeooo:rsid="00054d32" officeooo:paragraph-rsid="000da0f4" style:font-weight-asian="bold" style:font-weight-complex="bold"/>
    </style:style>
    <style:style style:name="P24" style:family="paragraph" style:parent-style-name="Standard" style:list-style-name="L3">
      <style:text-properties fo:font-weight="bold" officeooo:rsid="0006671c" officeooo:paragraph-rsid="0006671c" style:font-weight-asian="bold" style:font-weight-complex="bold"/>
    </style:style>
    <style:style style:name="P25" style:family="paragraph" style:parent-style-name="Standard">
      <style:text-properties fo:font-weight="bold" officeooo:rsid="0006671c" officeooo:paragraph-rsid="0006671c" style:font-weight-asian="bold" style:font-weight-complex="bold"/>
    </style:style>
    <style:style style:name="P26" style:family="paragraph" style:parent-style-name="Standard" style:list-style-name="L1">
      <style:text-properties fo:font-weight="bold" officeooo:rsid="000a4cae" officeooo:paragraph-rsid="000a4cae" style:font-weight-asian="bold" style:font-weight-complex="bold"/>
    </style:style>
    <style:style style:name="P27" style:family="paragraph" style:parent-style-name="Standard" style:list-style-name="L3">
      <style:text-properties fo:font-weight="bold" officeooo:rsid="000a4cae" officeooo:paragraph-rsid="000a4cae" style:font-weight-asian="bold" style:font-weight-complex="bold"/>
    </style:style>
    <style:style style:name="P28" style:family="paragraph" style:parent-style-name="Standard" style:list-style-name="L1">
      <style:text-properties fo:font-weight="bold" officeooo:rsid="000be4cb" officeooo:paragraph-rsid="000be4cb" style:font-weight-asian="bold" style:font-weight-complex="bold"/>
    </style:style>
    <style:style style:name="P29" style:family="paragraph" style:parent-style-name="Standard" style:list-style-name="L1">
      <style:text-properties fo:font-weight="bold" officeooo:rsid="000be4cb" officeooo:paragraph-rsid="000c2bd5" style:font-weight-asian="bold" style:font-weight-complex="bold"/>
    </style:style>
    <style:style style:name="P30" style:family="paragraph" style:parent-style-name="Standard">
      <style:text-properties fo:font-weight="bold" officeooo:rsid="000be4cb" officeooo:paragraph-rsid="000c2bd5" style:font-weight-asian="bold" style:font-weight-complex="bold"/>
    </style:style>
    <style:style style:name="P31" style:family="paragraph" style:parent-style-name="Standard" style:list-style-name="L1">
      <style:text-properties fo:font-weight="bold" officeooo:rsid="000c2bd5" officeooo:paragraph-rsid="000c2bd5" style:font-weight-asian="bold" style:font-weight-complex="bold"/>
    </style:style>
    <style:style style:name="P32" style:family="paragraph" style:parent-style-name="Standard">
      <style:text-properties fo:font-weight="bold" officeooo:rsid="000c2bd5" officeooo:paragraph-rsid="000c2bd5" style:font-weight-asian="bold" style:font-weight-complex="bold"/>
    </style:style>
    <style:style style:name="P33" style:family="paragraph" style:parent-style-name="Standard" style:list-style-name="L1">
      <style:text-properties fo:font-weight="bold" officeooo:rsid="000da0f4" officeooo:paragraph-rsid="000da0f4" style:font-weight-asian="bold" style:font-weight-complex="bold"/>
    </style:style>
    <style:style style:name="P34" style:family="paragraph" style:parent-style-name="Standard">
      <style:text-properties fo:font-weight="bold" officeooo:rsid="000da0f4" officeooo:paragraph-rsid="000da0f4" style:font-weight-asian="bold" style:font-weight-complex="bold"/>
    </style:style>
    <style:style style:name="P35" style:family="paragraph" style:parent-style-name="Standard">
      <style:text-properties fo:font-weight="bold" officeooo:rsid="000e83fa" officeooo:paragraph-rsid="000e83fa" style:font-weight-asian="bold" style:font-weight-complex="bold"/>
    </style:style>
    <style:style style:name="P36" style:family="paragraph" style:parent-style-name="Standard">
      <style:text-properties fo:font-weight="bold" officeooo:rsid="000eac93" officeooo:paragraph-rsid="000eac93" style:font-weight-asian="bold" style:font-weight-complex="bold"/>
    </style:style>
    <style:style style:name="P37" style:family="paragraph" style:parent-style-name="Standard">
      <style:text-properties fo:font-weight="bold" officeooo:rsid="00108ce8" officeooo:paragraph-rsid="00108ce8" style:font-weight-asian="bold" style:font-weight-complex="bold"/>
    </style:style>
    <style:style style:name="P38" style:family="paragraph" style:parent-style-name="Standard">
      <style:text-properties fo:font-weight="normal" officeooo:rsid="00013215" officeooo:paragraph-rsid="00013215" style:font-weight-asian="normal" style:font-weight-complex="normal"/>
    </style:style>
    <style:style style:name="P39" style:family="paragraph" style:parent-style-name="Standard" style:list-style-name="L3">
      <style:text-properties officeooo:paragraph-rsid="0006671c"/>
    </style:style>
    <style:style style:name="T1" style:family="text">
      <style:text-properties officeooo:rsid="0002e3d1"/>
    </style:style>
    <style:style style:name="T2" style:family="text">
      <style:text-properties fo:font-weight="normal" style:font-weight-asian="normal" style:font-weight-complex="normal"/>
    </style:style>
    <style:style style:name="T3" style:family="text">
      <style:text-properties fo:font-weight="normal" officeooo:rsid="00013215" style:font-weight-asian="normal" style:font-weight-complex="normal"/>
    </style:style>
    <style:style style:name="T4" style:family="text">
      <style:text-properties fo:font-weight="normal" officeooo:rsid="00108ce8" style:font-weight-asian="normal" style:font-weight-complex="normal"/>
    </style:style>
    <style:style style:name="T5" style:family="text">
      <style:text-properties officeooo:rsid="0003540e"/>
    </style:style>
    <style:style style:name="T6" style:family="text">
      <style:text-properties officeooo:rsid="0003f510"/>
    </style:style>
    <style:style style:name="T7" style:family="text">
      <style:text-properties officeooo:rsid="00054d32"/>
    </style:style>
    <style:style style:name="T8" style:family="text">
      <style:text-properties fo:font-weight="bold" officeooo:rsid="0006671c" style:font-weight-asian="bold" style:font-weight-complex="bold"/>
    </style:style>
    <style:style style:name="T9" style:family="text">
      <style:text-properties officeooo:rsid="0006671c"/>
    </style:style>
    <style:style style:name="T10" style:family="text">
      <style:text-properties officeooo:rsid="0007eda0"/>
    </style:style>
    <style:style style:name="T11" style:family="text">
      <style:text-properties officeooo:rsid="0008a276"/>
    </style:style>
    <style:style style:name="T12" style:family="text">
      <style:text-properties officeooo:rsid="000a4cae"/>
    </style:style>
    <style:style style:name="T13" style:family="text">
      <style:text-properties officeooo:rsid="000be4cb"/>
    </style:style>
    <style:style style:name="T14" style:family="text">
      <style:text-properties officeooo:rsid="000c2bd5"/>
    </style:style>
    <style:style style:name="T15" style:family="text">
      <style:text-properties officeooo:rsid="000da0f4"/>
    </style:style>
    <style:style style:name="T16" style:family="text">
      <style:text-properties officeooo:rsid="00108ce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737cm" fo:text-indent="-0.635cm" fo:margin-left="9.73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007cm" fo:text-indent="-0.635cm" fo:margin-left="11.00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o estudo</text:p>
      <text:p text:style-name="P1"/>
      <text:p text:style-name="P1">Bank Fintech</text:p>
      <text:p text:style-name="P1"/>
      <text:p text:style-name="P38">A Bank Fintech e uma empresa que possui sede no Brasil e <text:span text:style-name="T16">propõe</text:span> <text:span text:style-name="T16">soluções</text:span> no mercado financeiro brasileiro. O seguinte edital propõem escrever um software em <text:span text:style-name="T16">P</text:span>ython sem uso de banco de dados de um conta poupança onde os clientes poderão abrir uma conta e depositar seus <text:span text:style-name="T1">ativos</text:span>. A medida que o tempo passa <text:span text:style-name="T1">o </text:span>dinheiro <text:span text:style-name="T1">incrementa</text:span> uma taxa especifica e isso vai ser mostrado para o cliente. O software não tera uma interface gráfica apenas linha de comando e inputs especifico para acessar algum recurso.</text:p>
      <text:p text:style-name="P38"/>
      <text:p text:style-name="P38"/>
      <text:p text:style-name="P2">Caso especifico</text:p>
      <text:p text:style-name="P2"/>
      <text:p text:style-name="P2">1° <text:s/>O sistema deve permite que o <text:span text:style-name="T16">usuário</text:span> visualize a tela inicial para entrada nos inputs. Nessa tela o <text:span text:style-name="T16">usuário</text:span> deve visualizar algumas mensagens do tipo “ <text:span text:style-name="T16">Bem-vindo</text:span> ao <text:s/>Bank Fintech \n Aqui nos tratamos seus ativos com responsabilidade e queremos que você tenha a melhor <text:span text:style-name="T16">experiência</text:span> em se <text:span text:style-name="T16">tratando</text:span> contas digitais.”</text:p>
      <text:p text:style-name="P2"/>
      <text:p text:style-name="P2">2° <text:span text:style-name="T5">O sistema deve pergunta na tela de entrada que tipo de usuário é ( 1 para gerente , 2 para admin, 3 <text:s/>para usuário normal)</text:span>.</text:p>
      <text:p text:style-name="P3"><text:s text:c="13"/></text:p>
      <text:list xml:id="list2196835772" text:style-name="L1">
        <text:list-item>
          <text:p text:style-name="P4"><text:span text:style-name="T5">Regra: Qual quer opção o usuário devera por uma senha para fazer a autenticação.</text:span></text:p>
        </text:list-item>
      </text:list>
      <text:p text:style-name="P3"/>
      <text:list xml:id="list143551643278995" text:continue-numbering="true" text:style-name="L1">
        <text:list-item>
          <text:p text:style-name="P4"><text:span text:style-name="T5">Se autenticação falha o usuário não poderá entra na conta.</text:span></text:p>
        </text:list-item>
      </text:list>
      <text:p text:style-name="P7"/>
      <text:p text:style-name="P8">3° O sistema deve permite que os tipos de usuários visualize dados diferente dependendo da <text:s/>autenticação cada um ficara com <text:span text:style-name="T6">respondibilidades</text:span> para manipular o sistema.</text:p>
      <text:p text:style-name="P8"/>
      <text:p text:style-name="P3"/>
      <text:list xml:id="list143551136635259" text:continue-numbering="true" text:style-name="L1">
        <text:list-item>
          <text:p text:style-name="P5"><text:span text:style-name="T5">Regra: Qual quer opção o usuário devera por uma senha para fazer a autenticação.</text:span></text:p>
        </text:list-item>
      </text:list>
      <text:p text:style-name="P6"/>
      <text:list xml:id="list143552101490920" text:continue-numbering="true" text:style-name="L1">
        <text:list-item>
          <text:p text:style-name="P5"><text:span text:style-name="T5">Se autenticação falha o usuário não poderá entra na conta e devera informa uma mensagem “ Autenticação falhou para o usuario (tal) ”</text:span></text:p>
          <text:p text:style-name="P5"/>
        </text:list-item>
        <text:list-item>
          <text:p text:style-name="P9">Se <text:span text:style-name="T7">autenticação</text:span> for do tipo (admin) o <text:span text:style-name="T16">usuário</text:span> <text:span text:style-name="T16">poderá</text:span> ver altera dados dos <text:span text:style-name="T10">usuários</text:span> mas não dele mesmo </text:p>
          <text:p text:style-name="P9"/>
        </text:list-item>
        <text:list-item>
          <text:p text:style-name="P9">O tipo gerente pode manipular todos os dados mas para altera a dados dele mesmo <text:span text:style-name="T16">será</text:span> preciso de <text:span text:style-name="T16">uma senha</text:span> dele e um<text:span text:style-name="T16">a</text:span> admin do banco.</text:p>
        </text:list-item>
      </text:list>
      <text:p text:style-name="P10"/>
      <text:p text:style-name="P10">4° O sistema deve permitir que sendo um usuário normal <text:s/><text:span text:style-name="T16">poderá</text:span> fazer operação de <text:span text:style-name="T16">usuário.</text:span></text:p>
      <text:p text:style-name="P10"><text:s text:c="34"/></text:p>
      <text:list xml:id="list143551101433345" text:continue-numbering="true" text:style-name="L1">
        <text:list-item>
          <text:p text:style-name="P11">Regra <text:span text:style-name="T9">o usuário para entra no sistema vai por sua senha e autenticado o usuário vai ver as possíveis operaçoes</text:span></text:p>
        </text:list-item>
      </text:list>
      <text:p text:style-name="P10"><text:s text:c="22"/><text:span text:style-name="T9"><text:s text:c="28"/></text:span></text:p>
      <text:list xml:id="list257532078" text:style-name="L3">
        <text:list-item>
          <text:p text:style-name="P24">Saldo<text:span text:style-name="T10"> <text:s text:c="5"/></text:span></text:p>
        </text:list-item>
        <text:list-item>
          <text:p text:style-name="P24">Fazer deposito</text:p>
        </text:list-item>
        <text:list-item>
          <text:p text:style-name="P39"><text:span text:style-name="T8">Pagamento <text:s text:c="100"/></text:span></text:p>
        </text:list-item>
        <text:list-item>
          <text:p text:style-name="P24"><text:soft-page-break/>Historico</text:p>
        </text:list-item>
        <text:list-item>
          <text:p text:style-name="P27">Saque</text:p>
        </text:list-item>
      </text:list>
      <text:p text:style-name="P25"><text:s/></text:p>
      <text:p text:style-name="P25"><text:s text:c="48"/></text:p>
      <text:p text:style-name="P17"><text:span text:style-name="T10">5</text:span>° O sistema deve permitir que <text:span text:style-name="T10">o usuário veja seu saldo</text:span>.</text:p>
      <text:p text:style-name="P17"><text:s text:c="10"/></text:p>
      <text:list xml:id="list143551142327604" text:continue-list="list143551101433345" text:style-name="L1">
        <text:list-item>
          <text:p text:style-name="P12">Regra: <text:span text:style-name="T10">O Usurário vai digitar a opção de saldo (1) e o sistema vai informa na tela e caso o usuário queira imprimir o sistema vai imprimir em um arquivo dentro do sistema todas as informações do usuário.</text:span></text:p>
          <text:p text:style-name="P12"><text:s text:c="23"/><text:span text:style-name="T11">I <text:s/>Nome <text:s/></text:span></text:p>
          <text:p text:style-name="P12"><text:s text:c="23"/><text:span text:style-name="T11">II Conta </text:span></text:p>
          <text:p text:style-name="P12"><text:s text:c="23"/><text:span text:style-name="T11">III Saldo</text:span></text:p>
        </text:list-item>
      </text:list>
      <text:p text:style-name="P17"><text:s text:c="65"/><text:span text:style-name="T11">IV Últimos depósitos</text:span></text:p>
      <text:p text:style-name="P17"/>
      <text:p text:style-name="P18"><text:span text:style-name="T11">6</text:span>° O sistema deve permitir que <text:span text:style-name="T10">o usuário faça seus depósitos</text:span>.</text:p>
      <text:p text:style-name="P18"><text:s text:c="36"/></text:p>
      <text:p text:style-name="P18"><text:tab/><text:tab/> <text:s text:c="9"/></text:p>
      <text:list xml:id="list143551227797740" text:continue-numbering="true" text:style-name="L1">
        <text:list-item>
          <text:p text:style-name="P13">Regra: <text:span text:style-name="T10">O Uusurio vai digitar a opção de deposito (2) e informa quanto deseja deposita e <text:s/>o sistema vai somar o deposito atual com o saldo anterior</text:span></text:p>
          <text:p text:style-name="P13"/>
        </text:list-item>
        <text:list-item>
          <text:p text:style-name="P26">O sistema vai gravar o saldo na conta do usuário assim como a data que ocorreu aquele depósito </text:p>
          <text:p text:style-name="P26"/>
        </text:list-item>
      </text:list>
      <text:p text:style-name="P19"><text:span text:style-name="T12">7</text:span>° O sistema deve permitir que <text:span text:style-name="T10">o usuário faça pagamento de suas contas por boleto apenas</text:span>.</text:p>
      <text:p text:style-name="P20"><text:s text:c="9"/></text:p>
      <text:list xml:id="list143552008008052" text:continue-numbering="true" text:style-name="L1">
        <text:list-item>
          <text:p text:style-name="P14">Regra: <text:span text:style-name="T10">O Uusurio vai digitar a opção de pagamento (3) e informa o numero do boleto ( Tera a sequencia inicial=”99910-1110-TRES aleatorio” )</text:span></text:p>
          <text:p text:style-name="P14"/>
        </text:list-item>
        <text:list-item>
          <text:p text:style-name="P28">O sistema vai verificar se <text:s/>tem saldo na conta, se existir o saldo o sistema passa para próxima verificação que a se o saldo é suficiente para realizar aquele pagamento.</text:p>
          <text:p text:style-name="P28"/>
        </text:list-item>
      </text:list>
      <text:p text:style-name="P21"><text:span text:style-name="T13">8</text:span>° O sistema deve permitir que <text:span text:style-name="T10">o usuário veja todo seu histórico de transações feitas no sistema.</text:span></text:p>
      <text:list xml:id="list143551653494405" text:continue-numbering="true" text:style-name="L1">
        <text:list-header>
          <text:p text:style-name="P15"/>
        </text:list-header>
        <text:list-item>
          <text:p text:style-name="P29"><text:span text:style-name="T14">Entrando na tela de histórico o usuário poderá pesquisa seu histórico por dia ou por datas e o sistema vai lista as transações feitas durante aquele período.</text:span> <text:span text:style-name="T14">Poderá também pesquisar durante dois períodos . O sistema vai por opções de campos para as devidas pesquisas</text:span></text:p>
        </text:list-item>
      </text:list>
      <text:p text:style-name="P30"/>
      <text:p text:style-name="P22"><text:span text:style-name="T14">9</text:span>° O sistema deve permitir que <text:span text:style-name="T10">o usuário faça saque na sua conta.</text:span></text:p>
      <text:list xml:id="list143551998872481" text:continue-numbering="true" text:style-name="L1">
        <text:list-header>
          <text:p text:style-name="P15"/>
        </text:list-header>
        <text:list-item>
          <text:p text:style-name="P31">Entrando na opção de saque o usuário poderá sacar uma quantia de sua conta. O Sistema pode barra o saque se for maior do que o saldo em conta permitindo apenas saque igual ou menor que o saldo em conta.</text:p>
          <text:p text:style-name="P31"/>
        </text:list-item>
      </text:list>
      <text:p text:style-name="P22"><text:span text:style-name="T14">9</text:span>° O sistema deve permitir que <text:span text:style-name="T15">abrir contas para usuário normal.</text:span></text:p>
      <text:list xml:id="list143552617723179" text:continue-numbering="true" text:style-name="L1">
        <text:list-header>
          <text:p text:style-name="P16"/>
        </text:list-header>
        <text:list-item>
          <text:p text:style-name="P33"><text:soft-page-break/>O sistema vai criar contas para usuário normal apenas com contas admin e gerente e só para eles apareceram os campos para poder gravar as informações de usuário. <text:s/>Tem que ter inputs para digita informações do tipo “Nome:”,”Cpf”,”idade”,”Telefone”,”Email” ,”<text:span text:style-name="T16">Id</text:span>”. <text:s/>O sistema vai perguntar ao final da digitação se deseja grava aquelas informações. Ao termino o sistema vai cria uma conta vinculado ao usuario normal.</text:p>
          <text:p text:style-name="P33"/>
        </text:list-item>
        <text:list-item>
          <text:p text:style-name="P33">A conta a ser criada tem que ter os seguintes campos <text:s/>um “I<text:span text:style-name="T16">dusuario</text:span>” para vincular com o usuário “Saldo”,”Pagamentos”,”Deposito”,”Data Pagamento”,”Data de deposito”,”Data de Saque” “Valor de saque” “idadmin”,”Agencia”,”Conta”</text:p>
        </text:list-item>
      </text:list>
      <text:p text:style-name="P23"/>
      <text:p text:style-name="P23"><text:span text:style-name="T15">10</text:span>° O sistema deve permitir <text:s/><text:span text:style-name="T15">abrir contas para admins.</text:span></text:p>
      <text:list xml:id="list143552863249492" text:continue-numbering="true" text:style-name="L1">
        <text:list-header>
          <text:p text:style-name="P33"/>
        </text:list-header>
        <text:list-item>
          <text:p text:style-name="P33">A penas contas gerantes pode abrir contas admins e as contas admins tem os seguinte campos “Nome ”,”cpf”,”Idade”,”Cidade”,”Id” o id da conta admin tem que ser vinculada a cada conta de usuario aberta no sistema. Tambem tera um “idgerente” para vincular um gerente do banco.</text:p>
          <text:p text:style-name="P33"/>
        </text:list-item>
        <text:list-item>
          <text:p text:style-name="P33">Ao final da trançao o sistema tem que informa se deseja <text:s/>realmente abrir akela conta. “Sim” cria a conta “Não” o sistema volta para a tela inicial.</text:p>
          <text:p text:style-name="P33"/>
        </text:list-item>
      </text:list>
      <text:p text:style-name="P23"><text:span text:style-name="T15">11</text:span>° O sistema deve permitir <text:span text:style-name="T15">abrir contas para gerentes.</text:span></text:p>
      <text:p text:style-name="P23"/>
      <text:list xml:id="list143552285577783" text:continue-numbering="true" text:style-name="L1">
        <text:list-header>
          <text:p text:style-name="P33"/>
        </text:list-header>
        <text:list-item>
          <text:p text:style-name="P33">O sistema vai ter uma conta root de gerente para poder criar outras contas gerente. Ela já vai tar cadastrada com os campos “Nome”,”Idade”,”Cpf”,”Cidade”,”id” . Assim que for cria a conta o sistema vai pedir uma conta root para criar uma conta gerente. O sistema não pode permitir que conta root abra contas “admin”,”<text:span text:style-name="T16">usuário</text:span> normal”</text:p>
          <text:p text:style-name="P33"/>
        </text:list-item>
      </text:list>
      <text:p text:style-name="P23"><text:span text:style-name="T15">12</text:span>° O sistema deve permitir <text:span text:style-name="T15">que o usuário fique nele ate o termino das transações e só vai sair quando tiver opção.</text:span></text:p>
      <text:p text:style-name="P23"/>
      <text:list xml:id="list143551406657866" text:continue-numbering="true" text:style-name="L1">
        <text:list-header>
          <text:p text:style-name="P33"/>
        </text:list-header>
        <text:list-item>
          <text:p text:style-name="P33">A cada tela aberta o sistema deve permitir voltar e ir para outras telas do sistema. A exemplo “Deseja finalisar o sistema.” “Sim” o sistema para sua execução. “Não o sistema volta para sua tela principal” <text:span text:style-name="T16">d</text:span>e execução por se for de admin “Volta para tela de admin” se for para tela de gerente “Tela de gerente” de usuario <text:s/>do “Banco ” volta para tela inicial.</text:p>
        </text:list-item>
      </text:list>
      <text:p text:style-name="P34"/>
      <text:p text:style-name="P34"/>
      <text:p text:style-name="P35">OBS: <text:s/><text:span text:style-name="T3">Bank Fintech </text:span><text:span text:style-name="T2">tera um </text:span><text:span text:style-name="T4">prazo</text:span><text:span text:style-name="T2"> de 30 dias para finalizar </text:span><text:span text:style-name="T4">e pode ser codificado em dupla ou apenas um componente.</text:span></text:p>
      <text:p text:style-name="P36"><text:soft-page-break/><text:span text:style-name="T2">O si</text:span><text:span text:style-name="T4">s</text:span><text:span text:style-name="T2">tema não pode conta com qualquer </text:span><text:span text:style-name="T4">espécie</text:span><text:span text:style-name="T2"> de banco de dados apenas texto. Pode ser gravado em forma de excel ou extensão txt.</text:span></text:p>
      <text:p text:style-name="P37"><text:span text:style-name="T2">O projeto vai ser disponibilizado no</text:span> github <text:s/>e cada dupla de programadores ou apenas um programador devera criar um branch com seu nome para fazer push. Não pode haver erros na hora de fazer push porque pode danificar os projetos dos demais por isso é aconselhável ter um copia de backup.</text:p>
      <text:p text:style-name="P23"><text:s text:c="38"/></text:p>
      <text:p text:style-name="P32"/>
      <text:p text:style-name="P2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7:18:22.427000000</meta:creation-date>
    <dc:date>2019-08-31T14:35:50.471000000</dc:date>
    <meta:editing-duration>PT5H56M52S</meta:editing-duration>
    <meta:editing-cycles>4</meta:editing-cycles>
    <meta:generator>LibreOffice/6.2.5.2$Windows_X86_64 LibreOffice_project/1ec314fa52f458adc18c4f025c545a4e8b22c159</meta:generator>
    <meta:document-statistic meta:table-count="0" meta:image-count="0" meta:object-count="0" meta:page-count="4" meta:paragraph-count="60" meta:word-count="1096" meta:character-count="6731" meta:non-whitespace-character-count="5195"/>
  </office:meta>
</office:document-meta>
</file>